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MLTitleElementImpl.HTMLTitleElementImpl( HTMLDocumentImpl owner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TitleElementImpl.setText( String 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HTMLTitleElementImpl.getTex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